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65.91pt"/>
    </style:style>
    <style:style style:name="co20" style:family="table-column">
      <style:table-column-properties fo:break-before="auto" style:column-width="191.31pt"/>
    </style:style>
    <style:style style:name="co21" style:family="table-column">
      <style:table-column-properties fo:break-before="auto" style:column-width="97.65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32.54pt"/>
    </style:style>
    <style:style style:name="co24" style:family="table-column">
      <style:table-column-properties fo:break-before="auto" style:column-width="102.39pt"/>
    </style:style>
    <style:style style:name="co25" style:family="table-column">
      <style:table-column-properties fo:break-before="auto" style:column-width="98.39pt"/>
    </style:style>
    <style:style style:name="co26" style:family="table-column">
      <style:table-column-properties fo:break-before="auto" style:column-width="103.95pt"/>
    </style:style>
    <style:style style:name="co27" style:family="table-column">
      <style:table-column-properties fo:break-before="auto" style:column-width="100.74pt"/>
    </style:style>
    <style:style style:name="co28" style:family="table-column">
      <style:table-column-properties fo:break-before="auto" style:column-width="114.29pt"/>
    </style:style>
    <style:style style:name="co29" style:family="table-column">
      <style:table-column-properties fo:break-before="auto" style:column-width="116.65pt"/>
    </style:style>
    <style:style style:name="co30" style:family="table-column">
      <style:table-column-properties fo:break-before="auto" style:column-width="39.66pt"/>
    </style:style>
    <style:style style:name="co31" style:family="table-column">
      <style:table-column-properties fo:break-before="auto" style:column-width="76.14pt"/>
    </style:style>
    <style:style style:name="co32" style:family="table-column">
      <style:table-column-properties fo:break-before="auto" style:column-width="149.24pt"/>
    </style:style>
    <style:style style:name="co33" style:family="table-column">
      <style:table-column-properties fo:break-before="auto" style:column-width="94.45pt"/>
    </style:style>
    <style:style style:name="co34" style:family="table-column">
      <style:table-column-properties fo:break-before="auto" style:column-width="120.61pt"/>
    </style:style>
    <style:style style:name="co35" style:family="table-column">
      <style:table-column-properties fo:break-before="auto" style:column-width="107.94pt"/>
    </style:style>
    <style:style style:name="co36" style:family="table-column">
      <style:table-column-properties fo:break-before="auto" style:column-width="101.59pt"/>
    </style:style>
    <style:style style:name="co37" style:family="table-column">
      <style:table-column-properties fo:break-before="auto" style:column-width="46.86pt"/>
    </style:style>
    <style:style style:name="co38" style:family="table-column">
      <style:table-column-properties fo:break-before="auto" style:column-width="119.0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64.3pt"/>
    </style:style>
    <style:style style:name="co41" style:family="table-column">
      <style:table-column-properties fo:break-before="auto" style:column-width="38.15pt"/>
    </style:style>
    <style:style style:name="co42" style:family="table-column">
      <style:table-column-properties fo:break-before="auto" style:column-width="110.35pt"/>
    </style:style>
    <style:style style:name="co43" style:family="table-column">
      <style:table-column-properties fo:break-before="auto" style:column-width="44.45pt"/>
    </style:style>
    <style:style style:name="co44" style:family="table-column">
      <style:table-column-properties fo:break-before="auto" style:column-width="123.85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153.95pt"/>
    </style:style>
    <style:style style:name="co47" style:family="table-column">
      <style:table-column-properties fo:break-before="auto" style:column-width="88.89pt"/>
    </style:style>
    <style:style style:name="co48" style:family="table-column">
      <style:table-column-properties fo:break-before="auto" style:column-width="51.59pt"/>
    </style:style>
    <style:style style:name="co49" style:family="table-column">
      <style:table-column-properties fo:break-before="auto" style:column-width="96.86pt"/>
    </style:style>
    <style:style style:name="co50" style:family="table-column">
      <style:table-column-properties fo:break-before="auto" style:column-width="107.2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Алдашев Алишер Алмазович</text:p>
          </table:table-cell>
          <table:table-cell table:style-name="ce6" office:value-type="string" calcext:value-type="string">
            <text:p>профессор </text:p>
          </table:table-cell>
          <table:table-cell table:number-columns-repeated="2" table:style-name="ce6" office:value-type="string" calcext:value-type="string">
            <text:p>PhD</text:p>
          </table:table-cell>
          <table:table-cell table:style-name="ce7" office:value-type="string" calcext:value-type="string">
            <text:p><text:a xlink:href="https://drive.google.com/drive/folders/1H5pw53icQs9XcChilUHsHF3PDDMHGcyB?usp=sharing" xlink:type="simple">https://drive.google.com/drive/folders/1H5pw53icQs9XcChilUHsHF3PDDMHGcyB?usp=sharing</text:a>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string" calcext:value-type="string">
            <text:p>Управленческая экономика, Количественные и качественные методы исследования</text:p>
          </table:table-cell>
          <table:table-cell table:style-name="ce6" office:value-type="float" office:value="87089010771" calcext:value-type="float">
            <text:p>87089010771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Салина Аугуль Пазеновна</text:p>
          </table:table-cell>
          <table:table-cell table:style-name="ce6" office:value-type="string" calcext:value-type="string">
            <text:p>профессор </text:p>
          </table:table-cell>
          <table:table-cell table:number-columns-repeated="2" table:style-name="ce6" office:value-type="string" calcext:value-type="string">
            <text:p>PhD</text:p>
          </table:table-cell>
          <table:table-cell table:style-name="ce8" office:value-type="string" calcext:value-type="string">
            <text:p><text:a xlink:href="https://drive.google.com/drive/folders/1c4tzZ-kACkrD7At_qMdo-CVicDSaU2_L?usp=sharing" xlink:type="simple">https://drive.google.com/drive/folders/1c4tzZ-kACkrD7At_qMdo-CVicDSaU2_L?usp=sharing</text:a>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string" calcext:value-type="string">
            <text:p>Финансовый и управленческий учёт, Финансовый анализ и оценка проектов (MNG1023- анг), Методология научного исследования,</text:p>
          </table:table-cell>
          <table:table-cell table:style-name="ce6" office:value-type="float" office:value="87017445500" calcext:value-type="float">
            <text:p>87017445500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Досава Сенимгуль</text:p>
            <text:p> Наурузбаевна</text:p>
          </table:table-cell>
          <table:table-cell table:style-name="ce6" office:value-type="string" calcext:value-type="string">
            <text:p>профессор </text:p>
          </table:table-cell>
          <table:table-cell table:number-columns-repeated="2" table:style-name="ce6" office:value-type="string" calcext:value-type="string">
            <text:p>PhD</text:p>
          </table:table-cell>
          <table:table-cell table:style-name="ce8" office:value-type="string" calcext:value-type="string">
            <text:p><text:a xlink:href="https://drive.google.com/drive/folders/11BHjbQUNH5nMVaOqxGjH3q_D8u-c2rOD?usp=sharing" xlink:type="simple">https://drive.google.com/drive/folders/11BHjbQUNH5nMVaOqxGjH3q_D8u-c2rOD?usp=sharing</text:a>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string" calcext:value-type="string">
            <text:p>Стратегический менеджмент, Менеджмент, Leadership communication, Управление человеческими ресурсами MNG244</text:p>
          </table:table-cell>
          <table:table-cell table:style-name="ce6" office:value-type="float" office:value="87013628210" calcext:value-type="float">
            <text:p>87013628210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Цеховой Алексей Филиппович</text:p>
          </table:table-cell>
          <table:table-cell table:style-name="ce6" office:value-type="string" calcext:value-type="string">
            <text:p>профессор </text:p>
          </table:table-cell>
          <table:table-cell table:number-columns-repeated="2" table:style-name="ce6" office:value-type="string" calcext:value-type="string">
            <text:p>Д.т.н.</text:p>
          </table:table-cell>
          <table:table-cell table:style-name="ce8"/>
          <table:table-cell table:style-name="ce6" office:value-type="string" calcext:value-type="string">
            <text:p>НОЦУП ИУП</text:p>
          </table:table-cell>
          <table:table-cell table:style-name="ce6" office:value-type="string" calcext:value-type="string">
            <text:p>Управление программами и портфелем проектов (MNG2183), Модели и методы управления проектами MNG 312, Проектный менеджмент, Управление качеством в проектах (MNG2163), Гибкие технологии (Agile) управления проектами (MNG2533), Гибкие технологии (Agile) управления проектами (MNG2533)</text:p>
          </table:table-cell>
          <table:table-cell table:style-name="ce6" office:value-type="float" office:value="87772177928" calcext:value-type="float">
            <text:p>87772177928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Абенова М.Х.</text:p>
          </table:table-cell>
          <table:table-cell table:style-name="ce6" office:value-type="string" calcext:value-type="string">
            <text:p>Ассистент- профессора </text:p>
          </table:table-cell>
          <table:table-cell table:number-columns-repeated="2" table:style-name="ce6" office:value-type="string" calcext:value-type="string">
            <text:p>PhD</text:p>
          </table:table-cell>
          <table:table-cell table:style-name="ce8" office:value-type="string" calcext:value-type="string">
            <text:p><text:a xlink:href="https://drive.google.com/drive/folders/1zjb17zU4uRcKZssmZm6hLhbtQVFV14Ql?usp=sharing" xlink:type="simple">https://drive.google.com/drive/folders/1zjb17zU4uRcKZssmZm6hLhbtQVFV14Ql?usp=sharing</text:a>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string" calcext:value-type="string">
            <text:p>Финансовый анализ и оценка проектов (MNG223)</text:p>
            <text:p> Корпоративные финансы (MNG2762)</text:p>
            <text:p> Управление эффективностью бизнеса (MNG269)</text:p>
          </table:table-cell>
          <table:table-cell table:style-name="ce6" office:value-type="float" office:value="87015207442" calcext:value-type="float">
            <text:p>87015207442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Лаумулин Ч.Т.</text:p>
          </table:table-cell>
          <table:table-cell table:style-name="ce6" office:value-type="string" calcext:value-type="string">
            <text:p>Ассоц. профессор</text:p>
          </table:table-cell>
          <table:table-cell table:number-columns-repeated="2" table:style-name="ce6" office:value-type="string" calcext:value-type="string">
            <text:p>PhD</text:p>
          </table:table-cell>
          <table:table-cell table:style-name="ce8" office:value-type="string" calcext:value-type="string">
            <text:p><text:a xlink:href="https://drive.google.com/drive/folders/1uFkO0DgjaezDAJpPXuS753G2iurvE798?usp=sharing" xlink:type="simple">https://drive.google.com/drive/folders/1uFkO0DgjaezDAJpPXuS753G2iurvE798?usp=sharing</text:a></text:p>
          </table:table-cell>
          <table:table-cell table:style-name="ce6"/>
          <table:table-cell table:style-name="ce6" office:value-type="string" calcext:value-type="string">
            <text:p>Качественные методы исследования</text:p>
          </table:table-cell>
          <table:table-cell table:style-name="ce6" table:formula="of:=44 7748 185219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Умирзаков Самажан Ынтыкбаевич</text:p>
          </table:table-cell>
          <table:table-cell table:style-name="ce6" office:value-type="string" calcext:value-type="string">
            <text:p>профессор</text:p>
          </table:table-cell>
          <table:table-cell table:style-name="ce6" office:value-type="string" calcext:value-type="string">
            <text:p>Д.э.н.</text:p>
          </table:table-cell>
          <table:table-cell table:style-name="ce10" office:value-type="string" calcext:value-type="string">
            <text:p>Д.э.н.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string" calcext:value-type="string">
            <text:p>Руководство докторскими диссертациями </text:p>
            <text:p> Руководство магистрскими диссертациями</text:p>
          </table:table-cell>
          <table:table-cell table:style-name="ce6" office:value-type="float" office:value="87719365336" calcext:value-type="float">
            <text:p>87719365336</text:p>
          </table:table-cell>
          <table:table-cell table:number-columns-repeated="1016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Сейтказиева</text:p>
            <text:p> Аружан</text:p>
            <text:p> Мукатаевна</text:p>
          </table:table-cell>
          <table:table-cell table:style-name="ce10" office:value-type="string" calcext:value-type="string">
            <text:p>профессор</text:p>
          </table:table-cell>
          <table:table-cell table:number-columns-repeated="2" table:style-name="ce10" office:value-type="string" calcext:value-type="string">
            <text:p>Д.э.н.</text:p>
          </table:table-cell>
          <table:table-cell table:style-name="ce10" office:value-type="string" calcext:value-type="string">
            <text:p>НОЦУП ИУП</text:p>
          </table:table-cell>
          <table:table-cell table:style-name="ce10" office:value-type="string" calcext:value-type="string">
            <text:p>Руководство докторскими диссертациями </text:p>
            <text:p> Руководство магистрскими диссертациями</text:p>
          </table:table-cell>
          <table:table-cell table:style-name="ce10" office:value-type="float" office:value="87272460838" calcext:value-type="float">
            <text:p>87272460838</text:p>
          </table:table-cell>
          <table:table-cell table:number-columns-repeated="1016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Казиева </text:p>
            <text:p> Раиса</text:p>
            <text:p> Каримовна</text:p>
          </table:table-cell>
          <table:table-cell table:style-name="ce10" office:value-type="string" calcext:value-type="string">
            <text:p>профессор</text:p>
          </table:table-cell>
          <table:table-cell table:style-name="ce10" office:value-type="string" calcext:value-type="string">
            <text:p>д.э.н.</text:p>
          </table:table-cell>
          <table:table-cell table:style-name="ce10" office:value-type="string" calcext:value-type="string">
            <text:p>Д.э.н.</text:p>
          </table:table-cell>
          <table:table-cell table:style-name="ce10" office:value-type="string" calcext:value-type="string">
            <text:p>НОЦУП ИУП</text:p>
          </table:table-cell>
          <table:table-cell table:style-name="ce10" office:value-type="string" calcext:value-type="string">
            <text:p>Руководство докторскими диссертациями</text:p>
          </table:table-cell>
          <table:table-cell table:style-name="ce10" office:value-type="float" office:value="87012429408" calcext:value-type="float">
            <text:p>87012429408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3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3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Умирзаков Самажан Ынтыкбаевич</text:p>
          </table:table-cell>
          <table:table-cell table:style-name="ce6" office:value-type="string" calcext:value-type="string">
            <text:p>профессор</text:p>
          </table:table-cell>
          <table:table-cell table:number-columns-repeated="2" table:style-name="ce6" office:value-type="string" calcext:value-type="string">
            <text:p>Д.э.н.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float" office:value="87719365336" calcext:value-type="float">
            <text:p>87719365336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ейтказиева</text:p>
            <text:p> Аружан</text:p>
            <text:p> Мукатаевна</text:p>
          </table:table-cell>
          <table:table-cell table:style-name="ce6" office:value-type="string" calcext:value-type="string">
            <text:p>профессор</text:p>
          </table:table-cell>
          <table:table-cell table:number-columns-repeated="2" table:style-name="ce6" office:value-type="string" calcext:value-type="string">
            <text:p>Д.э.н.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float" office:value="87272460838" calcext:value-type="float">
            <text:p>87272460838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азиева </text:p>
            <text:p> Раиса</text:p>
            <text:p> Каримовна</text:p>
          </table:table-cell>
          <table:table-cell table:style-name="ce6" office:value-type="string" calcext:value-type="string">
            <text:p>профессор</text:p>
          </table:table-cell>
          <table:table-cell table:style-name="ce6" office:value-type="string" calcext:value-type="string">
            <text:p>д.э.н.</text:p>
          </table:table-cell>
          <table:table-cell table:style-name="ce6" office:value-type="string" calcext:value-type="string">
            <text:p>Д.э.н.</text:p>
          </table:table-cell>
          <table:table-cell table:style-name="ce6" office:value-type="string" calcext:value-type="string">
            <text:p>НОЦУП ИУП</text:p>
          </table:table-cell>
          <table:table-cell table:style-name="ce6" office:value-type="float" office:value="87012429408" calcext:value-type="float">
            <text:p>87012429408</text:p>
          </table:table-cell>
          <table:table-cell table:number-columns-repeated="101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11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 table:number-rows-repeated="999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2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2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3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12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5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13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Орғанов Санжар Мұқанұлы</text:p>
          </table:table-cell>
          <table:table-cell table:style-name="ce6" office:value-type="string" calcext:value-type="string">
            <text:p>Эразмус+</text:p>
          </table:table-cell>
          <table:table-cell table:style-name="ce6" table:content-validation-name="val8" office:value-type="string" calcext:value-type="string">
            <text:p>Магистратура</text:p>
          </table:table-cell>
          <table:table-cell table:style-name="ce6" office:value-type="string" calcext:value-type="string">
            <text:p>1 курс</text:p>
          </table:table-cell>
          <table:table-cell table:style-name="ce6" table:content-validation-name="val9" office:value-type="string" calcext:value-type="string">
            <text:p>За счет принимающей стороны</text:p>
          </table:table-cell>
          <table:table-cell table:style-name="ce6" office:value-type="string" calcext:value-type="string">
            <text:p>Португалия, University of Beira Interior</text:p>
          </table:table-cell>
          <table:table-cell table:style-name="ce6" office:value-type="string" calcext:value-type="string">
            <text:p>С 16 сентября 2019 года по 10 февраля 2020 года</text:p>
          </table:table-cell>
          <table:table-cell table:style-name="ce7" office:value-type="string" calcext:value-type="string">
            <text:p><text:a xlink:href="https://drive.google.com/drive/folders/1KyyoVnR5t33d7shw3A5hGAQaxhv1Qyug?usp=sharing" xlink:type="simple">https://drive.google.com/drive/folders/1KyyoVnR5t33d7shw3A5hGAQaxhv1Qyug?usp=sharing</text:a>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Нурмаков Елдос Нурланович</text:p>
          </table:table-cell>
          <table:table-cell table:style-name="ce6" office:value-type="string" calcext:value-type="string">
            <text:p>Эразмус+</text:p>
          </table:table-cell>
          <table:table-cell table:style-name="ce6" table:content-validation-name="val8" office:value-type="string" calcext:value-type="string">
            <text:p>Магистратура</text:p>
          </table:table-cell>
          <table:table-cell table:style-name="ce6" office:value-type="string" calcext:value-type="string">
            <text:p>2 курс</text:p>
          </table:table-cell>
          <table:table-cell table:style-name="ce6" table:content-validation-name="val9" office:value-type="string" calcext:value-type="string">
            <text:p>За счет принимающей стороны</text:p>
          </table:table-cell>
          <table:table-cell table:style-name="ce6" office:value-type="string" calcext:value-type="string">
            <text:p>Венгрия, University of Miskolc</text:p>
          </table:table-cell>
          <table:table-cell table:style-name="ce6" office:value-type="string" calcext:value-type="string">
            <text:p>С 1 сентября 2019 года по 21 января 2020 года</text:p>
          </table:table-cell>
          <table:table-cell table:style-name="ce8" office:value-type="string" calcext:value-type="string">
            <text:p><text:a xlink:href="https://drive.google.com/drive/folders/1gAeofGfdiWBM_aNpnkv46lAjqBsfnJUQ?usp=sharing" xlink:type="simple">https://drive.google.com/drive/folders/1gAeofGfdiWBM_aNpnkv46lAjqBsfnJUQ?usp=sharing</text:a></text:p>
          </table:table-cell>
          <table:table-cell table:number-columns-repeated="1015"/>
        </table:table-row>
        <table:table-row table:style-name="ro2" table:number-rows-repeated="997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osef Montag</text:p>
          </table:table-cell>
          <table:table-cell table:style-name="ce6" office:value-type="string" calcext:value-type="string">
            <text:p>Прага</text:p>
          </table:table-cell>
          <table:table-cell table:style-name="ce6" office:value-type="string" calcext:value-type="string">
            <text:p>Карлов университет</text:p>
          </table:table-cell>
          <table:table-cell table:style-name="ce6" office:value-type="string" calcext:value-type="string">
            <text:p>Ассистент-профессор, PhD</text:p>
          </table:table-cell>
          <table:table-cell table:style-name="ce6" office:value-type="string" calcext:value-type="string">
            <text:p>Программный пакет R и R-studio. Введение.; Обработка данных и визуализация; Манипуляция данных; Программирование в R; Статистический анализ; Научный семинар для ППС; Защита проектов, консультация по диссертациям; Air pollution, avoidance behavior, and newborns’ health. Подготовка эксперимента.</text:p>
          </table:table-cell>
          <table:table-cell table:style-name="ce6" office:value-type="string" calcext:value-type="string">
            <text:p>С 01.09. по 04.10.2019год.</text:p>
          </table:table-cell>
          <table:table-cell table:style-name="ce7" office:value-type="string" calcext:value-type="string">
            <text:p><text:a xlink:href="https://drive.google.com/drive/folders/1lDtClebzVxXJCvt00Gljdp-w4ItQGsJx?usp=sharing" xlink:type="simple">https://drive.google.com/drive/folders/1lDtClebzVxXJCvt00Gljdp-w4ItQGsJx?usp=sharing</text:a></text:p>
          </table:table-cell>
          <table:table-cell table:style-name="ce6" office:value-type="string" calcext:value-type="string">
            <text:p>Josef.Montag@gmail.com</text:p>
          </table:table-cell>
          <table:table-cell table:number-columns-repeated="1015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14" office:value-type="string" calcext:value-type="string">
            <text:p>№</text:p>
          </table:table-cell>
          <table:table-cell table:style-name="ce14" office:value-type="string" calcext:value-type="string">
            <text:p>Наименование организации</text:p>
          </table:table-cell>
          <table:table-cell table:style-name="ce14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roject management institute</text:p>
          </table:table-cell>
          <table:table-cell table:style-name="ce15" office:value-type="string" calcext:value-type="string">
            <text:p><text:a xlink:href="https://ccrs.pmi.org/search/course-provider/1000005406?courseID=354774&amp;courseName=Financial" xlink:type="simple">https://ccrs.pmi.org/search/course-provider/1000005406?courseID=354774&amp;courseName=Financial
 %20Analysis%20and%20Project%20Evaluation%20%2F%20%D0%A4%D0%B8%D0%BD%
 D0%B0%D0%BD%D1%81%D0%BE%D0%B2%D1%8B%D0%B9%20%D0%90%D0%BD%
 D0%B0%D0%BB%D0%B8%D0%B7%20%D0%B8%20%D0%9E%D1%86%D0%B5%D0
 %BD%D0%BA%D0%B0%20%D0%9F%D1%80%D0%BE%D0%B5%D0%BA%D1%82%D0%B0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28" meta:object-count="0"/>
    <meta:generator>LibreOfficeDev/6.0.5.2$Linux_X86_64 LibreOffice_project/</meta:generator>
  </office:meta>
</office:document-meta>
</file>